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Индивидуальныезадания" style:family="table">
      <style:table-properties style:width="16.245cm" fo:margin-left="0.778cm" table:align="left"/>
    </style:style>
    <style:style style:name="Индивидуальныезадания.A" style:family="table-column">
      <style:table-column-properties style:column-width="1.111cm"/>
    </style:style>
    <style:style style:name="Индивидуальныезадания.B" style:family="table-column">
      <style:table-column-properties style:column-width="2.54cm"/>
    </style:style>
    <style:style style:name="Индивидуальныезадания.C" style:family="table-column">
      <style:table-column-properties style:column-width="2.514cm"/>
    </style:style>
    <style:style style:name="Индивидуальныезадания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Индивидуальныезадания.E1" style:family="table-cell">
      <style:table-cell-properties style:vertical-align="middle" fo:padding="0.097cm" fo:border="0.05pt solid #000000"/>
    </style:style>
    <style:style style:name="Индивидуальныезадания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Индивидуальныезадания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1ae768" officeooo:paragraph-rsid="001ae768"/>
    </style:style>
    <style:style style:name="P2" style:family="paragraph" style:parent-style-name="Standard">
      <style:text-properties fo:language="ru" fo:country="RU" officeooo:rsid="001c4086" officeooo:paragraph-rsid="001c4086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1c4086" officeooo:paragraph-rsid="001c4086"/>
    </style:style>
    <style:style style:name="P4" style:family="paragraph" style:parent-style-name="Standard">
      <style:paragraph-properties fo:text-align="end" style:justify-single-word="false"/>
      <style:text-properties fo:language="ru" fo:country="RU" officeooo:rsid="001c4086" officeooo:paragraph-rsid="002310d7"/>
    </style:style>
    <style:style style:name="P5" style:family="paragraph" style:parent-style-name="Standard" style:list-style-name="L1">
      <style:text-properties fo:language="ru" fo:country="RU" officeooo:rsid="001c4086" officeooo:paragraph-rsid="001c4086"/>
    </style:style>
    <style:style style:name="P6" style:family="paragraph" style:parent-style-name="Standard">
      <style:text-properties fo:language="ru" fo:country="RU" officeooo:rsid="001fac38" officeooo:paragraph-rsid="0020ff8f"/>
    </style:style>
    <style:style style:name="P7" style:family="paragraph" style:parent-style-name="Standard" style:list-style-name="L2">
      <style:text-properties fo:language="ru" fo:country="RU" officeooo:rsid="001fac38" officeooo:paragraph-rsid="001fac38"/>
    </style:style>
    <style:style style:name="P8" style:family="paragraph" style:parent-style-name="Standard" style:list-style-name="L2">
      <style:text-properties fo:language="ru" fo:country="RU" officeooo:rsid="001fac38" officeooo:paragraph-rsid="0020ff8f"/>
    </style:style>
    <style:style style:name="P9" style:family="paragraph" style:parent-style-name="Standard" style:list-style-name="L2">
      <style:text-properties fo:language="ru" fo:country="RU" officeooo:rsid="001fac38" officeooo:paragraph-rsid="0024c463"/>
    </style:style>
    <style:style style:name="P10" style:family="paragraph" style:parent-style-name="Standard" style:list-style-name="L3">
      <style:text-properties fo:language="ru" fo:country="RU" officeooo:rsid="001fac38" officeooo:paragraph-rsid="0020ff8f"/>
    </style:style>
    <style:style style:name="P11" style:family="paragraph" style:parent-style-name="Standard" style:list-style-name="L3">
      <style:text-properties fo:language="ru" fo:country="RU" officeooo:rsid="001fac38" officeooo:paragraph-rsid="00260886"/>
    </style:style>
    <style:style style:name="P12" style:family="paragraph" style:parent-style-name="Standard" style:list-style-name="L4">
      <style:text-properties fo:language="ru" fo:country="RU" officeooo:rsid="001fac38" officeooo:paragraph-rsid="0020ff8f"/>
    </style:style>
    <style:style style:name="P13" style:family="paragraph" style:parent-style-name="Standard" style:list-style-name="L4">
      <style:text-properties fo:language="ru" fo:country="RU" officeooo:rsid="001fac38" officeooo:paragraph-rsid="0021d1e6"/>
    </style:style>
    <style:style style:name="P14" style:family="paragraph" style:parent-style-name="Standard" style:list-style-name="L4">
      <style:text-properties fo:language="ru" fo:country="RU" officeooo:rsid="001fac38" officeooo:paragraph-rsid="00260886"/>
    </style:style>
    <style:style style:name="P15" style:family="paragraph" style:parent-style-name="Standard" style:list-style-name="L1">
      <style:text-properties fo:language="ru" fo:country="RU" officeooo:rsid="001ae768" officeooo:paragraph-rsid="001ae768"/>
    </style:style>
    <style:style style:name="P16" style:family="paragraph" style:parent-style-name="Standard" style:list-style-name="L1">
      <style:text-properties fo:language="ru" fo:country="RU" officeooo:rsid="001ae768" officeooo:paragraph-rsid="001c4086"/>
    </style:style>
    <style:style style:name="P17" style:family="paragraph" style:parent-style-name="Standard" style:list-style-name="L2">
      <style:text-properties fo:language="ru" fo:country="RU" officeooo:rsid="001ae768" officeooo:paragraph-rsid="001fac38"/>
    </style:style>
    <style:style style:name="P18" style:family="paragraph" style:parent-style-name="Standard">
      <style:text-properties fo:language="ru" fo:country="RU" fo:font-weight="bold" officeooo:rsid="001ae768" officeooo:paragraph-rsid="002310d7" style:font-weight-asian="bold" style:font-weight-complex="bold"/>
    </style:style>
    <style:style style:name="P19" style:family="paragraph" style:parent-style-name="Standard">
      <style:paragraph-properties fo:break-before="page"/>
      <style:text-properties fo:language="ru" fo:country="RU" fo:font-weight="bold" officeooo:rsid="001ae768" officeooo:paragraph-rsid="002310d7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officeooo:rsid="001e1fe8" officeooo:paragraph-rsid="001e1fe8"/>
    </style:style>
    <style:style style:name="P21" style:family="paragraph" style:parent-style-name="Table_20_Contents">
      <style:text-properties fo:language="ru" fo:country="RU" officeooo:rsid="001e1fe8" officeooo:paragraph-rsid="001e1fe8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 officeooo:paragraph-rsid="002310d7"/>
    </style:style>
    <style:style style:name="T1" style:family="text">
      <style:text-properties officeooo:rsid="001c4086"/>
    </style:style>
    <style:style style:name="T2" style:family="text">
      <style:text-properties officeooo:rsid="001fac38"/>
    </style:style>
    <style:style style:name="T3" style:family="text">
      <style:text-properties officeooo:rsid="0020ff8f"/>
    </style:style>
    <style:style style:name="T4" style:family="text">
      <style:text-properties officeooo:rsid="0021d1e6"/>
    </style:style>
    <style:style style:name="T5" style:family="text">
      <style:text-properties officeooo:rsid="002310d7"/>
    </style:style>
    <style:style style:name="T6" style:family="text">
      <style:text-properties officeooo:rsid="0024c463"/>
    </style:style>
    <style:style style:name="T7" style:family="text">
      <style:text-properties officeooo:rsid="002608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(10 февраля) Вводная работа. </text:p>
      <text:p text:style-name="P18">Знакомство с библиотекой <text:bookmark-start text:name="__DdeLink__21_574757840"/>SystemC<text:bookmark-end text:name="__DdeLink__21_574757840"/>. Создание первого проекта Hello world.</text:p>
      <text:p text:style-name="P1">Программа:</text:p>
      <text:list xml:id="list8194160229330351966" text:style-name="L1">
        <text:list-item>
          <text:p text:style-name="P15">В среде NetBeans создать новый проект. </text:p>
        </text:list-item>
        <text:list-item>
          <text:p text:style-name="P16">В настройках компоновщика (<text:span text:style-name="T1">Linker</text:span>) для проекта подключить библиотеку SystemC (через PkgConfig) <text:s/></text:p>
        </text:list-item>
        <text:list-item>
          <text:p text:style-name="P5">Используя исходный код программы из примера /usr/share/doc/systemc/examples/sysc/simple_fifo, создать программу, моделирующую работу очереди.</text:p>
        </text:list-item>
      </text:list>
      <text:p text:style-name="P3">&lt;описание архитектуры проекта&gt;</text:p>
      <text:list xml:id="list234575384" text:continue-numbering="true" text:style-name="L1">
        <text:list-item>
          <text:p text:style-name="P16"><text:span text:style-name="T1">Выполнить компиляцию проекта, убедиться в правильности подключения библиотеки <text:s/></text:span>SystemC.</text:p>
        </text:list-item>
        <text:list-item>
          <text:p text:style-name="P5">Запустить созданное приложение, наблюдая результаты моделирования устройства в консоли.</text:p>
        </text:list-item>
        <text:list-item>
          <text:p text:style-name="P5">Модифицировать созданное устройство, изменив тип данных, с которыми работает очередь, на int. Соответствующим образом модифицировать тест.</text:p>
        </text:list-item>
      </text:list>
      <text:p text:style-name="P2"/>
      <text:p text:style-name="P18"><text:span text:style-name="T1"/></text:p>
      <text:p text:style-name="P19"><text:span text:style-name="T1">(17 февраля) Первая работа. </text:span></text:p>
      <text:p text:style-name="P18"><text:span text:style-name="T1">Знакомство с описанием синхронных устройств </text:span><text:span text:style-name="T5">на RTL уровне </text:span><text:span text:style-name="T1">на языке </text:span>SystemC.</text:p>
      <text:p text:style-name="P2">Программа:</text:p>
      <text:list xml:id="list7772998347158237375" text:style-name="L2">
        <text:list-item>
          <text:p text:style-name="P7">Скопировать в локальную папку проект с примером регистра.</text:p>
        </text:list-item>
        <text:list-item>
          <text:p text:style-name="P17"><text:span text:style-name="T1">Выполнить компиляцию проекта. Запустить созданное приложение, наблюдая результаты моделирования устройства в консоли. </text:span><text:span text:style-name="T2">Проверить правильность работы устройства, открыв </text:span><text:span text:style-name="T3">сгенерированный</text:span><text:span text:style-name="T2"> vcd файл в GTKWave.</text:span></text:p>
        </text:list-item>
        <text:list-item>
          <text:p text:style-name="P8"><text:span text:style-name="T3">Разработать собственные устройства: счетчик и сдвигающий регистр, - с дополнительными функциями по индивидуальному заданию.</text:span></text:p>
        </text:list-item>
        <text:list-item>
          <text:p text:style-name="P9"><text:span text:style-name="T6">Создать тесты с самопроверкой для всех основных и дополнительных функций разработанных устройств.</text:span></text:p>
        </text:list-item>
      </text:list>
      <text:p text:style-name="P6"><text:span text:style-name="T3">Основные входы/выходы счетчика:</text:span></text:p>
      <text:list xml:id="list7876147469036087224" text:style-name="L3">
        <text:list-item>
          <text:p text:style-name="P10"><text:span text:style-name="T3">clk</text:span></text:p>
        </text:list-item>
        <text:list-item>
          <text:p text:style-name="P10"><text:span text:style-name="T3">areset</text:span></text:p>
        </text:list-item>
        <text:list-item>
          <text:p text:style-name="P11"><text:span text:style-name="T7">sreset_n</text:span></text:p>
        </text:list-item>
        <text:list-item>
          <text:p text:style-name="P10"><text:span text:style-name="T3">dout</text:span></text:p>
        </text:list-item>
      </text:list>
      <text:p text:style-name="P6"><text:span text:style-name="T3">Основные входы/выходы сдвигающего регистра:</text:span></text:p>
      <text:list xml:id="list6788933019324552149" text:style-name="L4">
        <text:list-item>
          <text:p text:style-name="P12"><text:span text:style-name="T3">clk</text:span></text:p>
        </text:list-item>
        <text:list-item>
          <text:p text:style-name="P12"><text:span text:style-name="T3">areset</text:span></text:p>
        </text:list-item>
        <text:list-item>
          <text:p text:style-name="P14"><text:span text:style-name="T7">sreset</text:span></text:p>
        </text:list-item>
        <text:list-item>
          <text:p text:style-name="P13"><text:span text:style-name="T4">cin</text:span></text:p>
        </text:list-item>
        <text:list-item>
          <text:p text:style-name="P13"><text:span text:style-name="T4">cout</text:span></text:p>
        </text:list-item>
        <text:list-item>
          <text:p text:style-name="P12"><text:span text:style-name="T3">dout</text:span></text:p>
        </text:list-item>
      </text:list>
      <text:p text:style-name="P4"><text:span text:style-name="T5">Варианты индивидуальных заданий</text:span></text:p>
      <text:p text:style-name="P4"><text:span text:style-name="T5"/></text:p>
      <table:table table:name="Индивидуальныезадания" table:style-name="Индивидуальныезадания">
        <table:table-column table:style-name="Индивидуальныезадания.A"/>
        <table:table-column table:style-name="Индивидуальныезадания.B"/>
        <table:table-column table:style-name="Индивидуальныезадания.C" table:number-columns-repeated="4"/>
        <table:table-column table:style-name="Индивидуальныезадания.B"/>
        <table:table-row>
          <table:table-cell table:style-name="Индивидуальныезадания.A1" table:number-rows-spanned="2" office:value-type="string">
            <text:p text:style-name="P23"><text:span text:style-name="T5">№ п/п</text:span></text:p>
          </table:table-cell>
          <table:table-cell table:style-name="Индивидуальныезадания.A1" table:number-columns-spanned="3" office:value-type="string">
            <text:p text:style-name="P20">counter</text:p>
          </table:table-cell>
          <table:covered-table-cell/>
          <table:covered-table-cell/>
          <table:table-cell table:style-name="Индивидуальныезадания.E1" table:number-columns-spanned="3" office:value-type="string">
            <text:p text:style-name="P20">shift_register</text:p>
          </table:table-cell>
          <table:covered-table-cell/>
          <table:covered-table-cell/>
        </table:table-row>
        <table:table-row>
          <table:covered-table-cell/>
          <table:table-cell table:style-name="Индивидуальныезадания.B2" office:value-type="string">
            <text:p text:style-name="P20">ena</text:p>
          </table:table-cell>
          <table:table-cell table:style-name="Индивидуальныезадания.B2" office:value-type="string">
            <text:p text:style-name="P20">load</text:p>
          </table:table-cell>
          <table:table-cell table:style-name="Индивидуальныезадания.B2" office:value-type="string">
            <text:p text:style-name="P20">up/down</text:p>
          </table:table-cell>
          <table:table-cell table:style-name="Индивидуальныезадания.B2" office:value-type="string">
            <text:p text:style-name="P20">ena</text:p>
          </table:table-cell>
          <table:table-cell table:style-name="Индивидуальныезадания.B2" office:value-type="string">
            <text:p text:style-name="P20">load</text:p>
          </table:table-cell>
          <table:table-cell table:style-name="Индивидуальныезадания.G2" office:value-type="string">
            <text:p text:style-name="P20">left/right</text:p>
          </table:table-cell>
        </table:table-row>
        <table:table-row>
          <table:table-cell table:style-name="Индивидуальныезадания.B2" office:value-type="string">
            <text:p text:style-name="P20">1</text:p>
          </table:table-cell>
          <table:table-cell table:style-name="Индивидуальныезадания.B2" office:value-type="string">
            <text:p text:style-name="P20">+</text:p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0">+</text:p>
          </table:table-cell>
          <table:table-cell table:style-name="Индивидуальныезадания.G2" office:value-type="string">
            <text:p text:style-name="P22"/>
          </table:table-cell>
        </table:table-row>
        <table:table-row>
          <table:table-cell table:style-name="Индивидуальныезадания.B2" office:value-type="string">
            <text:p text:style-name="P20">2</text:p>
          </table:table-cell>
          <table:table-cell table:style-name="Индивидуальныезадания.B2" office:value-type="string">
            <text:p text:style-name="P20">+</text:p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G2" office:value-type="string">
            <text:p text:style-name="P20">+</text:p>
          </table:table-cell>
        </table:table-row>
        <table:table-row>
          <table:table-cell table:style-name="Индивидуальныезадания.B2" office:value-type="string">
            <text:p text:style-name="P20">3</text:p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0">+</text:p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0">+</text:p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G2" office:value-type="string">
            <text:p text:style-name="P22"/>
          </table:table-cell>
        </table:table-row>
        <table:table-row>
          <table:table-cell table:style-name="Индивидуальныезадания.B2" office:value-type="string">
            <text:p text:style-name="P20">4</text:p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0">+</text:p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G2" office:value-type="string">
            <text:p text:style-name="P20">+</text:p>
          </table:table-cell>
        </table:table-row>
        <table:table-row>
          <table:table-cell table:style-name="Индивидуальныезадания.B2" office:value-type="string">
            <text:p text:style-name="P20">5</text:p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0">+</text:p>
          </table:table-cell>
          <table:table-cell table:style-name="Индивидуальныезадания.B2" office:value-type="string">
            <text:p text:style-name="P20">+</text:p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G2" office:value-type="string">
            <text:p text:style-name="P22"/>
          </table:table-cell>
        </table:table-row>
        <table:table-row>
          <table:table-cell table:style-name="Индивидуальныезадания.B2" office:value-type="string">
            <text:p text:style-name="P20">6</text:p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0">+</text:p>
          </table:table-cell>
          <table:table-cell table:style-name="Индивидуальныезадания.B2" office:value-type="string">
            <text:p text:style-name="P22"/>
          </table:table-cell>
          <table:table-cell table:style-name="Индивидуальныезадания.B2" office:value-type="string">
            <text:p text:style-name="P20">+</text:p>
          </table:table-cell>
          <table:table-cell table:style-name="Индивидуальныезадания.G2" office:value-type="string">
            <text:p text:style-name="P2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7-02-17T13:31:58</meta:creation-date>
    <meta:generator>LibreOffice/4.0.2.2$Linux_X86_64 LibreOffice_project/400m0$Build-2</meta:generator>
    <dc:date>2017-02-17T14:31:28</dc:date>
    <dc:creator>student </dc:creator>
    <meta:editing-duration>PT28M55S</meta:editing-duration>
    <meta:editing-cycles>10</meta:editing-cycles>
    <meta:document-statistic meta:table-count="1" meta:image-count="0" meta:object-count="0" meta:page-count="2" meta:paragraph-count="57" meta:word-count="220" meta:character-count="1577" meta:non-whitespace-character-count="1428"/>
  </office:meta>
</office:document-meta>
</file>